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color="#000000" draw:marker-end="Arrow" draw:fill="none" draw:textarea-vertical-align="middle"/>
    </style:style>
    <style:style style:name="gr2" style:family="graphic" style:parent-style-name="standard">
      <style:graphic-properties draw:stroke="none" svg:stroke-color="#000000"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color="#000000" draw:fill="solid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0pt" style:font-weight-asian="normal"/>
    </style:style>
    <style:style style:name="P2" style:family="paragraph">
      <style:paragraph-properties fo:text-align="center"/>
      <style:text-properties fo:color="#999999" fo:font-size="10pt" style:font-size-asian="14pt" style:font-weight-asian="normal" style:font-size-complex="14pt"/>
    </style:style>
    <style:style style:name="P3" style:family="paragraph">
      <style:paragraph-properties fo:text-align="center"/>
      <style:text-properties fo:font-size="10pt" style:font-size-asian="14pt" style:font-weight-asian="normal" style:font-size-complex="14pt"/>
    </style:style>
    <style:style style:name="T1" style:family="text">
      <style:text-properties fo:color="#999999" style:font-size-asian="14pt" style:font-size-complex="14pt"/>
    </style:style>
    <style:style style:name="T2" style:family="text">
      <style:text-properties fo:color="#999999" style:text-position="super 58%" style:font-size-asian="14pt" style:font-size-complex="14pt"/>
    </style:style>
    <style:style style:name="T3" style:family="text">
      <style:text-properties style:font-size-asian="14pt" style:font-size-complex="14pt"/>
    </style:style>
    <style:style style:name="T4" style:family="text">
      <style:text-properties style:text-position="super 58%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3.643cm" svg:height="3.855cm" svg:x="6.2cm" svg:y="14.066cm" svg:viewBox="0 0 3644 3856" svg:d="m800 134c2400-600 2879 945 2842 1933s-1090 1805-1694 1788-1928-282-1948-1745 1713-1783 2419-1360">
          <text:p/>
        </draw:path>
        <draw:custom-shape draw:style-name="gr2" draw:text-style-name="P2" draw:layer="layout" svg:width="0.651cm" svg:height="0.651cm" svg:x="7.6cm" svg:y="14.349cm">
          <text:p text:style-name="P2"><text:span text:style-name="T1">ré</text:span><text:span text:style-name="T2">#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65cm" svg:height="0.649cm" svg:x="7.25cm" svg:y="13.751cm">
          <text:p text:style-name="P3"><text:span text:style-name="T3">mi</text:span><text:span text:style-name="T4">b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649cm" svg:height="0.649cm" svg:x="8.2cm" svg:y="13.751cm">
          <text:p text:style-name="P3"><text:span text:style-name="T3">si</text:span><text:span text:style-name="T4">b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49cm" svg:height="0.649cm" svg:x="9cm" svg:y="14.251cm">
          <text:p text:style-name="P3"><text:span text:style-name="T3">f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49cm" svg:height="0.651cm" svg:x="9.4cm" svg:y="15.1cm">
          <text:p text:style-name="P3"><text:span text:style-name="T3">d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5cm" svg:height="0.649cm" svg:x="9.45cm" svg:y="16.151cm">
          <text:p text:style-name="P3"><text:span text:style-name="T3">so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51cm" svg:height="0.649cm" svg:x="8.9cm" svg:y="17.1cm">
          <text:p text:style-name="P3"><text:span text:style-name="T3">ré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49cm" svg:height="0.649cm" svg:x="8cm" svg:y="17.551cm">
          <text:p text:style-name="P3"><text:span text:style-name="T3">l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5cm" svg:height="0.649cm" svg:x="7.05cm" svg:y="17.4cm">
          <text:p text:style-name="P3"><text:span text:style-name="T3">mi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5cm" svg:height="0.649cm" svg:x="6.25cm" svg:y="16.9cm">
          <text:p text:style-name="P3"><text:span text:style-name="T3">si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649cm" svg:height="0.649cm" svg:x="5.9cm" svg:y="16.051cm">
          <text:p text:style-name="P3"><text:span text:style-name="T3">fa</text:span><text:span text:style-name="T4">#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649cm" svg:height="0.649cm" svg:x="6cm" svg:y="15.151cm">
          <text:p text:style-name="P3"><text:span text:style-name="T3">do</text:span><text:span text:style-name="T4">#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649cm" svg:height="0.649cm" svg:x="6.6cm" svg:y="14.451cm">
          <text:p text:style-name="P3"><text:span text:style-name="T3">sol</text:span><text:span text:style-name="T4">#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ois SCHWARZENTRUBER</meta:initial-creator>
    <meta:creation-date>2016-05-08T20:58:26.902929732</meta:creation-date>
    <dc:date>2016-05-08T21:24:34.788143425</dc:date>
    <dc:creator>Francois SCHWARZENTRUBER</dc:creator>
    <meta:editing-duration>PT21M27S</meta:editing-duration>
    <meta:editing-cycles>11</meta:editing-cycles>
    <meta:generator>LibreOffice/4.1.6.2$Linux_X86_64 LibreOffice_project/410$Build-2</meta:generator>
    <meta:document-statistic meta:object-count="14"/>
  </office:meta>
</office:document-meta>
</file>